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  <table:table-cell office:value-type="string" calcext:value-type="string">
            <text:p>Homework Wk 2</text:p>
          </table:table-cell>
          <table:table-cell office:value-type="string" calcext:value-type="string">
            <text:p>Quiz 2</text:p>
          </table:table-cell>
          <table:table-cell office:value-type="string" calcext:value-type="string">
            <text:p>Homework Wk 3</text:p>
          </table:table-cell>
          <table:table-cell office:value-type="string" calcext:value-type="string">
            <text:p>Quiz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Estimation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3"/>
          <table:table-cell table:formula="of:=0.1*[.G2]+0.15*[.I2]+0.1+0.1*[.F2]+0.1*[.H2]" office:value-type="float" office:value="0.4925" calcext:value-type="float">
            <text:p>0.4925</text:p>
          </table:table-cell>
          <table:table-cell table:formula="of:=[.M2]+0.1+0.15+0.2" office:value-type="float" office:value="0.9425" calcext:value-type="float">
            <text:p>0.9425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  <table:table-cell table:formula="of:=0.1*[.G3]+0.15*[.I3]+0.1+0.1*[.F3]+0.1*[.H3]" office:value-type="float" office:value="0.3" calcext:value-type="float">
            <text:p>0.3</text:p>
          </table:table-cell>
          <table:table-cell table:formula="of:=[.M3]+0.1+0.15+0.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4"/>
          <table:table-cell table:formula="of:=0.1*[.G4]+0.15*[.I4]+0.1+0.1*[.F4]+0.1*[.H4]" office:value-type="float" office:value="0.32" calcext:value-type="float">
            <text:p>0.32</text:p>
          </table:table-cell>
          <table:table-cell table:formula="of:=[.M4]+0.1+0.15+0.2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5"/>
          <table:table-cell table:formula="of:=0.1*[.G5]+0.15*[.I5]+0.1+0.1*[.F5]+0.1*[.H5]" office:value-type="float" office:value="0.24" calcext:value-type="float">
            <text:p>0.24</text:p>
          </table:table-cell>
          <table:table-cell table:formula="of:=[.M5]+0.1+0.15+0.2"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  <table:table-cell table:formula="of:=0.1*[.G6]+0.15*[.I6]+0.1+0.1*[.F6]+0.1*[.H6]" office:value-type="float" office:value="0.465" calcext:value-type="float">
            <text:p>0.465</text:p>
          </table:table-cell>
          <table:table-cell table:formula="of:=[.M6]+0.1+0.15+0.2"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office:value-type="string" calcext:value-type="string">
            <text:p>regrade</text:p>
          </table:table-cell>
          <table:table-cell table:number-columns-repeated="3"/>
          <table:table-cell table:formula="of:=0.1*[.G7]+0.15*[.I7]+0.1+0.1*[.F7]+0.1*[.H7]" office:value-type="string" office:string-value="" calcext:value-type="error">
            <text:p>#VALUE!</text:p>
          </table:table-cell>
          <table:table-cell table:formula="of:=[.M7]+0.1+0.15+0.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0.1*[.G8]+0.15*[.I8]+0.1+0.1*[.F8]+0.1*[.H8]" office:value-type="float" office:value="0.55" calcext:value-type="float">
            <text:p>0.55</text:p>
          </table:table-cell>
          <table:table-cell table:formula="of:=[.M8]+0.1+0.15+0.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0.1*[.G9]+0.15*[.I9]+0.1+0.1*[.F9]+0.1*[.H9]" office:value-type="float" office:value="0.55" calcext:value-type="float">
            <text:p>0.55</text:p>
          </table:table-cell>
          <table:table-cell table:formula="of:=[.M9]+0.1+0.15+0.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4"/>
          <table:table-cell table:formula="of:=0.1*[.G10]+0.15*[.I10]+0.1+0.1*[.F10]+0.1*[.H10]" office:value-type="float" office:value="0.38" calcext:value-type="float">
            <text:p>0.38</text:p>
          </table:table-cell>
          <table:table-cell table:formula="of:=[.M10]+0.1+0.15+0.2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0.1*[.G11]+0.15*[.I11]+0.1+0.1*[.F11]+0.1*[.H11]" office:value-type="float" office:value="0.49" calcext:value-type="float">
            <text:p>0.49</text:p>
          </table:table-cell>
          <table:table-cell table:formula="of:=[.M11]+0.1+0.15+0.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5"/>
          <table:table-cell table:formula="of:=0.1*[.G12]+0.15*[.I12]+0.1+0.1*[.F12]+0.1*[.H12]" office:value-type="float" office:value="0.18" calcext:value-type="float">
            <text:p>0.18</text:p>
          </table:table-cell>
          <table:table-cell table:formula="of:=[.M12]+0.1+0.15+0.2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3"/>
          <table:table-cell table:formula="of:=0.1*[.G13]+0.15*[.I13]+0.1+0.1*[.F13]+0.1*[.H13]" office:value-type="float" office:value="0.5125" calcext:value-type="float">
            <text:p>0.5125</text:p>
          </table:table-cell>
          <table:table-cell table:formula="of:=[.M13]+0.1+0.15+0.2" office:value-type="float" office:value="0.9625" calcext:value-type="float">
            <text:p>0.9625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/>
          <table:table-cell table:formula="of:=0.75" office:value-type="float" office:value="0.75" calcext:value-type="float">
            <text:p>0.75</text:p>
          </table:table-cell>
          <table:table-cell table:number-columns-repeated="3"/>
          <table:table-cell table:formula="of:=0.1*[.G14]+0.15*[.I14]+0.1+0.1*[.F14]+0.1*[.H14]" office:value-type="float" office:value="0.3925" calcext:value-type="float">
            <text:p>0.3925</text:p>
          </table:table-cell>
          <table:table-cell table:formula="of:=[.M14]+0.1+0.15+0.2" office:value-type="float" office:value="0.8425" calcext:value-type="float">
            <text:p>0.842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4"/>
          <table:table-cell table:formula="of:=0.1*[.G15]+0.15*[.I15]+0.1+0.1*[.F15]+0.1*[.H15]" office:value-type="float" office:value="0.31" calcext:value-type="float">
            <text:p>0.31</text:p>
          </table:table-cell>
          <table:table-cell table:formula="of:=[.M15]+0.1+0.15+0.2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table:formula="of:=0.5" office:value-type="float" office:value="0.5" calcext:value-type="float">
            <text:p>0.5</text:p>
          </table:table-cell>
          <table:table-cell table:number-columns-repeated="3"/>
          <table:table-cell table:formula="of:=0.1*[.G16]+0.15*[.I16]+0.1+0.1*[.F16]+0.1*[.H16]" office:value-type="float" office:value="0.355" calcext:value-type="float">
            <text:p>0.355</text:p>
          </table:table-cell>
          <table:table-cell table:formula="of:=[.M16]+0.1+0.15+0.2"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0.1*[.G17]+0.15*[.I17]+0.1+0.1*[.F17]+0.1*[.H17]" office:value-type="float" office:value="0.52" calcext:value-type="float">
            <text:p>0.52</text:p>
          </table:table-cell>
          <table:table-cell table:formula="of:=[.M17]+0.1+0.15+0.2" office:value-type="float" office:value="0.97" calcext:value-type="float">
            <text:p>0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19">00/00/0000</text:date>, <text:time style:data-style-name="N2" text:time-value="08:22:58.267676075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Jordan Hanson</meta:initial-creator>
    <meta:creation-date>2022-01-08T14:11:37</meta:creation-date>
    <dc:date>2022-01-19T08:23:19.473438161</dc:date>
    <meta:editing-duration>PT11H15M45S</meta:editing-duration>
    <meta:editing-cycles>75</meta:editing-cycles>
    <meta:document-statistic meta:table-count="1" meta:cell-count="150" meta:object-count="0"/>
  </office:meta>
</office:document-meta>
</file>